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5D00002C0809F3B55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17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0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21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3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italic" fo:font-weight="bold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italic" fo:font-weight="bold" style:font-size-asian="14pt" style:font-weight-asian="bold" style:font-name-complex="Times New Roman2" style:font-size-complex="14pt"/>
    </style:style>
    <style:style style:name="P28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style:font-size-asian="14pt" style:font-name-complex="Times New Roman2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6" style:family="text">
      <style:text-properties fo:color="#000000" style:font-name="Times New Roman" fo:font-size="14pt" fo:font-style="normal" style:font-size-asian="14pt" style:font-style-asian="normal" style:font-name-complex="Times New Roman2" style:font-size-complex="14pt" style:font-style-complex="normal"/>
    </style:style>
    <style:style style:name="T7" style:family="text">
      <style:text-properties fo:color="#000000" fo:language="en" fo:country="US" style:font-name-asian="Consolas" style:font-name-complex="Consolas"/>
    </style:style>
    <style:style style:name="T8" style:family="text">
      <style:text-properties fo:color="#000000" style:font-name-asian="Consolas" style:font-name-complex="Consolas"/>
    </style:style>
    <style:style style:name="T9" style:family="text">
      <style:text-properties fo:color="#000000" fo:font-style="italic" fo:font-weight="bold" style:font-size-asian="14pt" style:font-weight-asian="bold" style:font-name-complex="Times New Roman2" style:font-size-complex="14pt"/>
    </style:style>
    <style:style style:name="T10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1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2" style:family="text">
      <style:text-properties fo:color="#000000" style:font-name="Courier New1" fo:font-size="9pt" fo:language="en" fo:country="US" style:font-name-asian="Consolas" style:font-size-asian="9pt" style:font-name-complex="Consolas" style:font-size-complex="9pt"/>
    </style:style>
    <style:style style:name="T13" style:family="text">
      <style:text-properties fo:language="en" fo:country="US"/>
    </style:style>
    <style:style style:name="T14" style:family="text">
      <style:text-properties fo:color="#0000ff" style:font-name-asian="Consolas" style:font-name-complex="Consolas"/>
    </style:style>
    <style:style style:name="T15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16" style:family="text">
      <style:text-properties fo:color="#2b91af" style:font-name="Courier New1" fo:font-size="9pt" fo:language="en" fo:country="US" style:font-name-asian="Consolas" style:font-size-asian="9pt" style:font-name-complex="Consolas" style:font-size-complex="9pt"/>
    </style:style>
    <style:style style:name="T17" style:family="text">
      <style:text-properties fo:color="#2b91af" style:font-name-asian="Consolas" style:font-name-complex="Consolas"/>
    </style:style>
    <style:style style:name="T18" style:family="text">
      <style:text-properties fo:color="#a31515" style:font-name-asian="Consolas" style:font-name-complex="Consolas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20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style-asian="normal" style:font-name-complex="Times New Roman2" style:font-size-complex="14pt" style:font-style-complex="normal"/>
    </style:style>
    <style:style style:name="T21" style:family="text">
      <style:text-properties fo:font-variant="normal" fo:text-transform="none" fo:color="#000000" style:font-name="Times New Roman1" fo:letter-spacing="normal" fo:font-style="normal"/>
    </style:style>
    <style:style style:name="T22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1" fo:letter-spacing="normal" fo:font-style="italic" fo:font-weight="bold" style:font-size-asian="14pt" style:font-weight-asian="bold" style:font-name-complex="Times New Roman2" style:font-size-complex="14pt"/>
    </style:style>
    <style:style style:name="T24" style:family="text">
      <style:text-properties fo:font-variant="normal" fo:text-transform="none" fo:color="#000000" style:font-name="Times New Roman" fo:letter-spacing="normal" fo:font-style="italic" fo:font-weight="bold" style:font-size-asian="14pt" style:font-weight-asian="bold" style:font-name-complex="Times New Roman2" style:font-size-complex="14pt"/>
    </style:style>
    <style:style style:name="T25" style:family="text">
      <style:text-properties fo:language="ru" fo:country="RU"/>
    </style:style>
    <style:style style:name="T26" style:family="text">
      <style:text-properties fo:font-weight="bold" style:font-weight-asian="bold"/>
    </style:style>
    <style:style style:name="T27" style:family="text">
      <style:text-properties fo:color="#008000"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 </text:p>
      <text:p text:style-name="P14">Федеральное государственное бюджетное образовательное учреждение </text:p>
      <text:p text:style-name="P14">высшего образования «Тульский государственный университет» </text:p>
      <text:p text:style-name="P14">Кафедра вычислительной техники </text:p>
      <text:p text:style-name="P14"/>
      <text:p text:style-name="P14">Отчет по лабораторной работе №9</text:p>
      <text:p text:style-name="P17"><text:span text:style-name="T21">Обобщенное программирование</text:span><text:span text:style-name="T21"> </text:span><text:s/></text:p>
      <text:p text:style-name="P15">Вариант 6</text:p>
      <text:p text:style-name="P21">Выполнил студент группы 220681</text:p>
      <text:p text:style-name="P21">Гришанов Александр Александрович</text:p>
      <text:p text:style-name="P21"/>
      <text:p text:style-name="P21">Проверил:</text:p>
      <text:p text:style-name="P19">Доц. Афанасьева Светлана Михайловна</text:p>
      <text:p text:style-name="P21"/>
      <text:p text:style-name="P20"/>
      <text:p text:style-name="P20"/>
      <text:p text:style-name="P20"/>
      <text:p text:style-name="P20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>Тула 2019</text:p>
      <text:p text:style-name="P16"><text:soft-page-break/>1. Цель работы</text:p>
      <text:p text:style-name="P23"><text:span text:style-name="T22">Изучить основные понятия обобщенного программирования</text:span><text:span text:style-name="T1"> </text:span></text:p>
      <text:p text:style-name="P18"/>
      <text:p text:style-name="P18">2. Теоретическая справка</text:p>
      <text:p text:style-name="P25"><text:span text:style-name="T9"><text:tab/></text:span><text:span text:style-name="T24">Функции-шаблоны.</text:span></text:p>
      <text:p text:style-name="P29">Запишем алгоритм поиска минимума двух величин, где в качестве параметра используется тип этих величин.</text:p>
      <text:p text:style-name="P29">template &lt;class T&gt;</text:p>
      <text:p text:style-name="P29">const T&amp; min(const T&amp; a, const T&amp; b)</text:p>
      <text:p text:style-name="P29">{</text:p>
      <text:p text:style-name="P29">if (a &lt; b)</text:p>
      <text:p text:style-name="P29">return a;</text:p>
      <text:p text:style-name="P29">else</text:p>
      <text:p text:style-name="P29">return b;</text:p>
      <text:p text:style-name="P29">}</text:p>
      <text:p text:style-name="P29">Данная запись еще не создала ни одной функции, это лишь шаблон для определенной функции. Только тогда, когда происходит обращение к функции с аргументами конкретного типа, будет выполнена генерация конкретной функции.</text:p>
      <text:p text:style-name="P26"><text:tab/>Шаблоны классов</text:p>
      <text:p text:style-name="P29">Шаблон класса имеет вид:</text:p>
      <text:p text:style-name="P29">template &lt;список параметров&gt;</text:p>
      <text:p text:style-name="P29">class объявление_класса</text:p>
      <text:p text:style-name="P29"><text:soft-page-break/>Список параметров класса-шаблона аналогичен списку параметров функции-шаблона: список классов и переменных, которые подставляются в объявление класса при генерации конкретного класса.</text:p>
      <text:p text:style-name="P29">Очень часто шаблоны используются для создания коллекций, т.е. классов, которые представляют собой набор объектов одного и того же типа. Простейшим примером коллекции может служить массив. Массив, несомненно, очень удобная структура данных, однако у него имеется ряд существенных недостатков, к которым, например, относятся необходимость задавать размер массива при его определении и отсутствие контроля использования значений индексов при обращении к атрибутам массива.</text:p>
      <text:p text:style-name="P27"/>
      <text:p text:style-name="P4">3. Задания</text:p>
      <text:p text:style-name="P2">3.1 Задания:</text:p>
      <text:p text:style-name="P24"><text:span text:style-name="T3">Задание 1:</text:span><text:span text:style-name="T6"> </text:span><text:span text:style-name="T19">Спроектировать шаблон класса tre</text:span><text:span text:style-name="T20">e.</text:span></text:p>
      <text:p text:style-name="P1"><text:span text:style-name="T4">3.</text:span><text:span text:style-name="T5">2</text:span><text:span text:style-name="T4"> Алгоритмы:</text:span></text:p>
      <text:p text:style-name="P3"><text:tab/>Спроектирован<text:span text:style-name="T25"> класс </text:span><text:span text:style-name="T13">Tree. </text:span><text:span text:style-name="T25">Значение листьев используется не </text:span><text:span text:style-name="T13">int, </text:span><text:span text:style-name="T25">а любой заданный </text:span><text:span text:style-name="T13">T. </text:span><text:span text:style-name="T25">Сравнение происходит по хеш-коду. Остальные операции такие же, как и в обычном </text:span><text:span text:style-name="T13">int </text:span><text:span text:style-name="T25">дереве.</text:span></text:p>
      <text:p text:style-name="P12"><text:span text:style-name="T2"><text:tab/></text:span><text:span text:style-name="T4">3.3 Тестирование:</text:span></text:p>
      <text:p text:style-name="P12"><text:span text:style-name="T2"><text:tab/><text:tab/></text:span><text:span text:style-name="T3">3.3.1 Тестирование программы для задачи 1</text:span></text:p>
      <text:p text:style-name="P22">Работает исправно в любых случаях, предусмотренных задачей.</text:p>
      <text:p text:style-name="P7"><text:tab/><text:span text:style-name="T26">Список литературы</text:span></text:p>
      <text:p text:style-name="P12"><text:span text:style-name="T2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2">;</text:span></text:p>
      <text:p text:style-name="P8">2. Методические указания к лабораторным работам(Электронное пособие).</text:p>
      <text:p text:style-name="P9"><text:soft-page-break/>Приложения</text:p>
      <text:p text:style-name="P6">Приложение 1.1 </text:p>
      <text:p text:style-name="P5">Исходный код задания 1</text:p>
      <text:p text:style-name="P11"><text:span text:style-name="T10"><text:s text:c="5"/></text:span><text:span text:style-name="T15">public</text:span><text:span text:style-name="T12"> </text:span><text:span text:style-name="T15">class</text:span><text:span text:style-name="T12"> </text:span><text:span text:style-name="T16">Node</text:span><text:span text:style-name="T12">&lt;</text:span><text:span text:style-name="T16">T</text:span><text:span text:style-name="T12">&gt;</text:span><text:span text:style-name="T11"> <text:s text:c="3"/>{</text:span></text:p>
      <text:p text:style-name="P13"><text:span text:style-name="T8"><text:s text:c="8"/></text:span><text:span text:style-name="T14">public</text:span><text:span text:style-name="T8"> Node&lt;T&gt; Left = </text:span><text:span text:style-name="T14">null</text:span><text:span text:style-name="T8">;</text:span></text:p>
      <text:p text:style-name="P13"><text:span text:style-name="T8"><text:s text:c="8"/></text:span><text:span text:style-name="T14">public</text:span><text:span text:style-name="T8"> Node&lt;T&gt; Rigth = </text:span><text:span text:style-name="T14">null</text:span><text:span text:style-name="T8">;</text:span></text:p>
      <text:p text:style-name="P13"><text:span text:style-name="T8"><text:s text:c="8"/></text:span><text:span text:style-name="T14">public</text:span><text:span text:style-name="T8"> T Value { </text:span><text:span text:style-name="T14">get</text:span><text:span text:style-name="T8">; </text:span><text:span text:style-name="T14">set</text:span><text:span text:style-name="T8">; }</text:span></text:p>
      <text:p text:style-name="P13"><text:span text:style-name="T8"><text:s text:c="8"/></text:span><text:span text:style-name="T14">public</text:span><text:span text:style-name="T8"> </text:span><text:span text:style-name="T14">int</text:span><text:span text:style-name="T8"> ID = 0;</text:span></text:p>
      <text:p text:style-name="P13"><text:span text:style-name="T8"><text:s text:c="8"/></text:span><text:span text:style-name="T14">public</text:span><text:span text:style-name="T8"> </text:span><text:span text:style-name="T14">int</text:span><text:span text:style-name="T8"> lvl = 0;</text:span></text:p>
      <text:p text:style-name="P13"><text:span text:style-name="T8"><text:s text:c="8"/></text:span><text:span text:style-name="T14">public</text:span><text:span text:style-name="T8"> Node&lt;T&gt; parent = </text:span><text:span text:style-name="T14">null</text:span><text:span text:style-name="T8">;</text:span></text:p>
      <text:p text:style-name="P13"><text:span text:style-name="T8"><text:s text:c="8"/></text:span><text:span text:style-name="T14">public</text:span><text:span text:style-name="T8"> Node(T v, </text:span><text:span text:style-name="T14">int</text:span><text:span text:style-name="T8"> l, </text:span><text:span text:style-name="T14">int</text:span><text:span text:style-name="T8"> i) <text:s text:c="7"/>{</text:span></text:p>
      <text:p text:style-name="P10"><text:s text:c="12"/>Value = v;</text:p>
      <text:p text:style-name="P10"><text:s text:c="12"/>lvl = l;</text:p>
      <text:p text:style-name="P10"><text:s text:c="12"/>ID = i; <text:s text:c="7"/>}</text:p>
      <text:p text:style-name="P13"><text:span text:style-name="T8"><text:s text:c="8"/></text:span><text:span text:style-name="T14">public</text:span><text:span text:style-name="T8"> </text:span><text:span text:style-name="T14">int</text:span><text:span text:style-name="T8"> CompareTo(T other) <text:s text:c="7"/>{</text:span></text:p>
      <text:p text:style-name="P13"><text:span text:style-name="T8"><text:s text:c="12"/></text:span><text:span text:style-name="T14">if</text:span><text:span text:style-name="T8"> (</text:span><text:span text:style-name="T14">this</text:span><text:span text:style-name="T8">.Value.GetHashCode() &gt; other.GetHashCode()) <text:s text:c="11"/>{</text:span></text:p>
      <text:p text:style-name="P13"><text:span text:style-name="T8"><text:s text:c="16"/></text:span><text:span text:style-name="T14">return</text:span><text:span text:style-name="T8"> 1; <text:s text:c="11"/>}</text:span></text:p>
      <text:p text:style-name="P13"><text:span text:style-name="T8"><text:s text:c="12"/></text:span><text:span text:style-name="T14">if</text:span><text:span text:style-name="T8"> (</text:span><text:span text:style-name="T14">this</text:span><text:span text:style-name="T8">.Value.GetHashCode() &lt; other.GetHashCode()) <text:s text:c="11"/>{</text:span></text:p>
      <text:p text:style-name="P13"><text:span text:style-name="T8"><text:s text:c="16"/></text:span><text:span text:style-name="T14">return</text:span><text:span text:style-name="T8"> -1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3"><text:span text:style-name="T8"><text:s text:c="16"/></text:span><text:span text:style-name="T14">return</text:span><text:span text:style-name="T8"> 0;}}}</text:span></text:p>
      <text:p text:style-name="P13"><text:span text:style-name="T8"><text:s text:c="4"/></text:span><text:span text:style-name="T14">public</text:span><text:span text:style-name="T8"> </text:span><text:span text:style-name="T14">class</text:span><text:span text:style-name="T8"> </text:span><text:span text:style-name="T17">Tree</text:span><text:span text:style-name="T8">&lt;</text:span><text:span text:style-name="T17">T</text:span><text:span text:style-name="T8">&gt; <text:s text:c="3"/>{</text:span></text:p>
      <text:p text:style-name="P13"><text:span text:style-name="T8"><text:s text:c="8"/></text:span><text:span text:style-name="T14">public</text:span><text:span text:style-name="T8"> </text:span><text:span text:style-name="T14">int</text:span><text:span text:style-name="T8"> Count = 0;</text:span></text:p>
      <text:p text:style-name="P13"><text:span text:style-name="T8"><text:s text:c="8"/></text:span><text:span text:style-name="T14">public</text:span><text:span text:style-name="T8"> </text:span><text:span text:style-name="T14">string</text:span><text:span text:style-name="T8"> OutS = </text:span><text:span text:style-name="T18">""</text:span><text:span text:style-name="T8">;</text:span></text:p>
      <text:p text:style-name="P13"><text:span text:style-name="T8"><text:s text:c="8"/></text:span><text:span text:style-name="T14">private</text:span><text:span text:style-name="T8"> List&lt;Node&lt;T&gt;&gt; OutL = </text:span><text:span text:style-name="T14">new</text:span><text:span text:style-name="T8"> List&lt;Node&lt;T&gt;&gt;();</text:span></text:p>
      <text:p text:style-name="P13"><text:span text:style-name="T8"><text:s text:c="8"/></text:span><text:span text:style-name="T14">public</text:span><text:span text:style-name="T8"> Node&lt;T&gt; root = </text:span><text:span text:style-name="T14">null</text:span><text:span text:style-name="T8">;</text:span></text:p>
      <text:p text:style-name="P13"><text:span text:style-name="T8"><text:s text:c="8"/></text:span><text:span text:style-name="T14">public</text:span><text:span text:style-name="T8"> Tree() { } <text:s text:c="4"/></text:span></text:p>
      <text:p text:style-name="P13"><text:span text:style-name="T8"><text:s text:c="8"/></text:span><text:span text:style-name="T27">//Обходы: <text:s text:c="5"/></text:span><text:span text:style-name="T8"><text:s text:c="8"/></text:span></text:p>
      <text:p text:style-name="P13"><text:span text:style-name="T8"><text:s text:c="8"/></text:span><text:span text:style-name="T14">public</text:span><text:span text:style-name="T8"> </text:span><text:span text:style-name="T14">void</text:span><text:span text:style-name="T8"> GoToDeep(Node&lt;T&gt; obj) <text:s text:c="7"/>{</text:span></text:p>
      <text:p text:style-name="P13"><text:span text:style-name="T8"><text:s text:c="12"/></text:span><text:span text:style-name="T14">if</text:span><text:span text:style-name="T8"> (root == </text:span><text:span text:style-name="T14">null</text:span><text:span text:style-name="T8">) <text:s text:c="11"/>{</text:span></text:p>
      <text:p text:style-name="P13"><text:span text:style-name="T8"><text:s text:c="15"/>Console.WriteLine(</text:span><text:span text:style-name="T18">"Tree null"</text:span><text:span text:style-name="T8">)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3"><text:span text:style-name="T8"><text:s text:c="16"/>OutS += obj.Value + </text:span><text:span text:style-name="T18">" "</text:span><text:span text:style-name="T8">;</text:span></text:p>
      <text:p text:style-name="P13"><text:span text:style-name="T8"><text:s text:c="16"/></text:span><text:span text:style-name="T14">if</text:span><text:span text:style-name="T8"> (obj.Left != </text:span><text:span text:style-name="T14">null</text:span><text:span text:style-name="T8">) GoToDeep(obj.Left);</text:span></text:p>
      <text:p text:style-name="P13"><text:span text:style-name="T8"><text:s text:c="16"/></text:span><text:span text:style-name="T14">if</text:span><text:span text:style-name="T8"> (obj.Rigth != </text:span><text:span text:style-name="T14">null</text:span><text:span text:style-name="T8">) GoToDeep(obj.Rigth);}}</text:span></text:p>
      <text:p text:style-name="P13"><text:span text:style-name="T8"><text:s text:c="8"/></text:span><text:span text:style-name="T14">public</text:span><text:span text:style-name="T8"> </text:span><text:span text:style-name="T14">void</text:span><text:span text:style-name="T8"> GoToWeigth(Node&lt;T&gt; root) <text:s text:c="7"/>{</text:span></text:p>
      <text:p text:style-name="P13"><text:soft-page-break/><text:span text:style-name="T8"><text:s text:c="12"/></text:span><text:span text:style-name="T14">if</text:span><text:span text:style-name="T8"> (root == </text:span><text:span text:style-name="T14">null</text:span><text:span text:style-name="T8">) <text:s text:c="11"/>{</text:span></text:p>
      <text:p text:style-name="P13"><text:span text:style-name="T8"><text:s text:c="16"/>Console.WriteLine(</text:span><text:span text:style-name="T18">"Tree null"</text:span><text:span text:style-name="T8">)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3"><text:span text:style-name="T8"><text:s text:c="16"/>Queue&lt;Node &lt; T &gt;&gt; q = </text:span><text:span text:style-name="T14">new</text:span><text:span text:style-name="T8"> Queue&lt;Node&lt;T&gt;&gt;();</text:span></text:p>
      <text:p text:style-name="P13"><text:span text:style-name="T8"><text:s text:c="16"/></text:span><text:span text:style-name="T27">//Для начала поместим в очередь корень </text:span></text:p>
      <text:p text:style-name="P10"><text:s text:c="16"/>q.Enqueue(root);</text:p>
      <text:p text:style-name="P13"><text:span text:style-name="T8"><text:s text:c="16"/></text:span><text:span text:style-name="T14">while</text:span><text:span text:style-name="T8"> (q.Count != 0) <text:s text:c="15"/>{</text:span></text:p>
      <text:p text:style-name="P10"><text:s text:c="20"/>Node&lt;T&gt; tmp = (Node&lt;T&gt;)q.Dequeue();</text:p>
      <text:p text:style-name="P13"><text:span text:style-name="T8"><text:s text:c="20"/>OutS += (</text:span><text:span text:style-name="T18">" "</text:span><text:span text:style-name="T8"> + tmp.Value);</text:span></text:p>
      <text:p text:style-name="P13"><text:span text:style-name="T8"><text:s text:c="20"/></text:span><text:span text:style-name="T27">//Если есть левый наследник, то помещаем его в очередь для дальнейшей обработки </text:span></text:p>
      <text:p text:style-name="P13"><text:span text:style-name="T8"><text:s text:c="20"/></text:span><text:span text:style-name="T14">if</text:span><text:span text:style-name="T8"> (tmp.Left != </text:span><text:span text:style-name="T14">null</text:span><text:span text:style-name="T8">) <text:s text:c="19"/>{</text:span></text:p>
      <text:p text:style-name="P10"><text:s text:c="24"/>q.Enqueue(tmp.Left); <text:s text:c="19"/>}</text:p>
      <text:p text:style-name="P13"><text:span text:style-name="T8"><text:s text:c="20"/></text:span><text:span text:style-name="T27">//Если есть правый наследник, то помещаем его в очередь для дальнейшей обработки </text:span></text:p>
      <text:p text:style-name="P13"><text:span text:style-name="T8"><text:s text:c="20"/></text:span><text:span text:style-name="T14">if</text:span><text:span text:style-name="T8"> (tmp.Rigth != </text:span><text:span text:style-name="T14">null</text:span><text:span text:style-name="T8">) <text:s text:c="19"/>{</text:span></text:p>
      <text:p text:style-name="P10"><text:s text:c="24"/>q.Enqueue(tmp.Rigth);}}}}</text:p>
      <text:p text:style-name="P13"><text:span text:style-name="T8"><text:s text:c="8"/></text:span><text:span text:style-name="T27">//Задачи: </text:span></text:p>
      <text:p text:style-name="P13"><text:span text:style-name="T8"><text:s text:c="8"/></text:span><text:span text:style-name="T27">//--&gt;Поиск значения </text:span></text:p>
      <text:p text:style-name="P13"><text:span text:style-name="T8"><text:s text:c="8"/></text:span><text:span text:style-name="T14">public</text:span><text:span text:style-name="T8"> Node&lt;T&gt; SearchValue(Node&lt;T&gt; obj, T v) <text:s text:c="7"/>{</text:span></text:p>
      <text:p text:style-name="P13"><text:span text:style-name="T8"><text:s text:c="12"/>Node&lt;T&gt; b = </text:span><text:span text:style-name="T14">new</text:span><text:span text:style-name="T8"> Node&lt;T&gt;(v, obj.lvl, obj.ID);</text:span></text:p>
      <text:p text:style-name="P13"><text:span text:style-name="T8"><text:s text:c="12"/></text:span><text:span text:style-name="T14">if</text:span><text:span text:style-name="T8"> (obj == </text:span><text:span text:style-name="T14">null</text:span><text:span text:style-name="T8">)</text:span></text:p>
      <text:p text:style-name="P13"><text:span text:style-name="T8"><text:s text:c="16"/></text:span><text:span text:style-name="T14">return</text:span><text:span text:style-name="T8"> </text:span><text:span text:style-name="T14">null</text:span><text:span text:style-name="T8">;</text:span></text:p>
      <text:p text:style-name="P13"><text:span text:style-name="T8"><text:s text:c="12"/></text:span><text:span text:style-name="T14">if</text:span><text:span text:style-name="T8"> (obj.CompareTo(v)==0)</text:span></text:p>
      <text:p text:style-name="P13"><text:span text:style-name="T8"><text:s text:c="16"/>b = obj; <text:s text:c="11"/></text:span><text:span text:style-name="T14">else</text:span><text:span text:style-name="T8"> <text:s text:c="11"/>{</text:span></text:p>
      <text:p text:style-name="P13"><text:span text:style-name="T8"><text:s text:c="16"/></text:span><text:span text:style-name="T14">if</text:span><text:span text:style-name="T8"> (obj.CompareTo(v) == 1)b = SearchValue(obj.Left, v); <text:s/></text:span><text:span text:style-name="T14">else</text:span></text:p>
      <text:p text:style-name="P13"><text:span text:style-name="T8"><text:s text:c="20"/>b = SearchValue(obj.Rigth, v);}</text:span><text:span text:style-name="T14">return</text:span><text:span text:style-name="T8"> b;}</text:span></text:p>
      <text:p text:style-name="P13"><text:span text:style-name="T8"><text:s text:c="8"/></text:span><text:span text:style-name="T27">//Работа со структурой: </text:span></text:p>
      <text:p text:style-name="P13"><text:span text:style-name="T8"><text:s text:c="8"/></text:span><text:span text:style-name="T14">public</text:span><text:span text:style-name="T8"> </text:span><text:span text:style-name="T14">void</text:span><text:span text:style-name="T8"> Add(T v) <text:s text:c="7"/>{</text:span></text:p>
      <text:p text:style-name="P13"><text:span text:style-name="T8"><text:s text:c="12"/></text:span><text:span text:style-name="T14">if</text:span><text:span text:style-name="T8"> (root == </text:span><text:span text:style-name="T14">null</text:span><text:span text:style-name="T8">) <text:s text:c="11"/>{</text:span></text:p>
      <text:p text:style-name="P13"><text:span text:style-name="T8"><text:s text:c="16"/>root = </text:span><text:span text:style-name="T14">new</text:span><text:span text:style-name="T8"> Node&lt;T&gt;(v, 0, 0)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0"><text:s text:c="16"/>AddC(root, v);} Count++; <text:s text:c="7"/>}</text:p>
      <text:p text:style-name="P13"><text:span text:style-name="T8"><text:s text:c="8"/></text:span><text:span text:style-name="T14">private</text:span><text:span text:style-name="T8"> </text:span><text:span text:style-name="T14">void</text:span><text:span text:style-name="T8"> AddC(Node&lt;T&gt; obj, T v) <text:s text:c="7"/>{</text:span></text:p>
      <text:p text:style-name="P13"><text:span text:style-name="T8"><text:s text:c="12"/></text:span><text:span text:style-name="T14">if</text:span><text:span text:style-name="T8"> (obj.CompareTo(v) == 1) <text:s text:c="11"/>{</text:span></text:p>
      <text:p text:style-name="P13"><text:span text:style-name="T8"><text:s text:c="16"/></text:span><text:span text:style-name="T14">if</text:span><text:span text:style-name="T8"> (obj.Left == </text:span><text:span text:style-name="T14">null</text:span><text:span text:style-name="T8">) <text:s text:c="15"/>{</text:span></text:p>
      <text:p text:style-name="P13"><text:span text:style-name="T8"><text:s text:c="20"/>obj.Left = </text:span><text:span text:style-name="T14">new</text:span><text:span text:style-name="T8"> Node&lt;T&gt;(v, obj.lvl + 1, Count);</text:span></text:p>
      <text:p text:style-name="P10"><text:s text:c="20"/>obj.Left.parent = obj; <text:s text:c="15"/>}</text:p>
      <text:p text:style-name="P13"><text:span text:style-name="T8"><text:s text:c="16"/></text:span><text:span text:style-name="T14">else</text:span><text:span text:style-name="T8"> {AddC(obj.Left, v); }} </text:span><text:span text:style-name="T14">else</text:span><text:span text:style-name="T8">{</text:span></text:p>
      <text:p text:style-name="P13"><text:soft-page-break/><text:span text:style-name="T8"><text:s text:c="16"/></text:span><text:span text:style-name="T14">if</text:span><text:span text:style-name="T8"> (obj.Rigth == </text:span><text:span text:style-name="T14">null</text:span><text:span text:style-name="T8">) <text:s text:c="15"/>{</text:span></text:p>
      <text:p text:style-name="P13"><text:span text:style-name="T8"><text:s text:c="20"/>obj.Rigth = </text:span><text:span text:style-name="T14">new</text:span><text:span text:style-name="T8"> Node&lt;T&gt;(v, obj.lvl + 1, Count);</text:span></text:p>
      <text:p text:style-name="P10"><text:s text:c="20"/>obj.Rigth.parent = obj; <text:s text:c="15"/>}</text:p>
      <text:p text:style-name="P13"><text:span text:style-name="T8"><text:s text:c="16"/></text:span><text:span text:style-name="T14">else</text:span><text:span text:style-name="T8"> { AddC(obj.Rigth, v); } } <text:s text:c="2"/>}</text:span></text:p>
      <text:p text:style-name="P13"><text:span text:style-name="T8"><text:s text:c="8"/></text:span><text:span text:style-name="T14">public</text:span><text:span text:style-name="T8"> </text:span><text:span text:style-name="T14">void</text:span><text:span text:style-name="T8"> Delete(T v) <text:s text:c="7"/>{</text:span></text:p>
      <text:p text:style-name="P13"><text:span text:style-name="T8"><text:s text:c="12"/></text:span><text:span text:style-name="T14">if</text:span><text:span text:style-name="T8"> (root == </text:span><text:span text:style-name="T14">null</text:span><text:span text:style-name="T8">) <text:s text:c="11"/>{</text:span></text:p>
      <text:p text:style-name="P13"><text:span text:style-name="T8"><text:s text:c="16"/>OutS = </text:span><text:span text:style-name="T18">"Root null"</text:span><text:span text:style-name="T8">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0"><text:s text:c="16"/>DelC(root, v);}Count--; <text:s text:c="7"/>}</text:p>
      <text:p text:style-name="P13"><text:span text:style-name="T8"><text:s text:c="8"/></text:span><text:span text:style-name="T14">private</text:span><text:span text:style-name="T8"> </text:span><text:span text:style-name="T14">void</text:span><text:span text:style-name="T8"> DelC(Node&lt;T&gt; obj, T v) <text:s text:c="7"/>{</text:span></text:p>
      <text:p text:style-name="P13"><text:span text:style-name="T8"><text:s text:c="12"/></text:span><text:span text:style-name="T14">if</text:span><text:span text:style-name="T8"> (obj.CompareTo(v) == 0) <text:s text:c="11"/>{</text:span></text:p>
      <text:p text:style-name="P13"><text:span text:style-name="T8"><text:s text:c="16"/></text:span><text:span text:style-name="T14">if</text:span><text:span text:style-name="T8"> (AnalyticTypeForMinFindDel(obj) == 1) <text:s text:c="15"/>{</text:span></text:p>
      <text:p text:style-name="P10"><text:s text:c="20"/>obj.Value = FindMin(obj.Rigth);</text:p>
      <text:p text:style-name="P10"><text:s text:c="20"/>DelC(obj.Rigth, FindMin(obj.Rigth)); <text:s text:c="15"/>}</text:p>
      <text:p text:style-name="P13"><text:span text:style-name="T8"><text:s text:c="16"/></text:span><text:span text:style-name="T14">else</text:span><text:span text:style-name="T8"> </text:span><text:span text:style-name="T14">if</text:span><text:span text:style-name="T8"> (AnalyticTypeForMinFindDel(obj) == 2) <text:s text:c="15"/>{</text:span></text:p>
      <text:p text:style-name="P13"><text:span text:style-name="T8"><text:s text:c="20"/></text:span><text:span text:style-name="T14">if</text:span><text:span text:style-name="T8"> (obj == root) <text:s text:c="19"/>{</text:span></text:p>
      <text:p text:style-name="P13"><text:span text:style-name="T8"><text:s text:c="24"/>obj.Left.parent = </text:span><text:span text:style-name="T14">null</text:span><text:span text:style-name="T8">;</text:span></text:p>
      <text:p text:style-name="P13"><text:span text:style-name="T8"><text:s text:c="24"/>root = obj.Left;} </text:span><text:span text:style-name="T14">else</text:span><text:span text:style-name="T8"> <text:s text:c="19"/>{</text:span></text:p>
      <text:p text:style-name="P10"><text:s text:c="24"/>obj.parent.Rigth = obj.Left;</text:p>
      <text:p text:style-name="P10"><text:s text:c="24"/>obj.Left.parent = obj.parent; }}</text:p>
      <text:p text:style-name="P13"><text:span text:style-name="T8"><text:s text:c="16"/></text:span><text:span text:style-name="T14">else</text:span><text:span text:style-name="T8"> <text:s text:c="15"/>{</text:span></text:p>
      <text:p text:style-name="P13"><text:span text:style-name="T8"><text:s text:c="20"/></text:span><text:span text:style-name="T14">if</text:span><text:span text:style-name="T8"> (obj == root) <text:s text:c="19"/>{</text:span></text:p>
      <text:p text:style-name="P13"><text:span text:style-name="T8"><text:s text:c="24"/>root = </text:span><text:span text:style-name="T14">null</text:span><text:span text:style-name="T8">; <text:s text:c="19"/>}</text:span></text:p>
      <text:p text:style-name="P13"><text:span text:style-name="T8"><text:s text:c="20"/></text:span><text:span text:style-name="T14">else</text:span><text:span text:style-name="T8"> </text:span><text:span text:style-name="T14">if</text:span><text:span text:style-name="T8"> (PerevParnt(obj) == 1) <text:s text:c="19"/>{</text:span></text:p>
      <text:p text:style-name="P13"><text:span text:style-name="T8"><text:s text:c="24"/>obj.parent.Rigth = </text:span><text:span text:style-name="T14">null</text:span><text:span text:style-name="T8">;</text:span></text:p>
      <text:p text:style-name="P13"><text:span text:style-name="T8"><text:s text:c="24"/>obj.parent = </text:span><text:span text:style-name="T14">null</text:span><text:span text:style-name="T8">; <text:s text:c="19"/>}</text:span></text:p>
      <text:p text:style-name="P13"><text:span text:style-name="T8"><text:s text:c="20"/></text:span><text:span text:style-name="T14">else</text:span><text:span text:style-name="T8"> </text:span><text:span text:style-name="T14">if</text:span><text:span text:style-name="T8"> (PerevParnt(obj) == 2) <text:s text:c="19"/>{</text:span></text:p>
      <text:p text:style-name="P13"><text:span text:style-name="T8"><text:s text:c="24"/>obj.parent.Left = </text:span><text:span text:style-name="T14">null</text:span><text:span text:style-name="T8">;</text:span></text:p>
      <text:p text:style-name="P13"><text:span text:style-name="T8"><text:s text:c="24"/>obj.parent = </text:span><text:span text:style-name="T14">null</text:span><text:span text:style-name="T8">; <text:s/>}</text:span><text:span text:style-name="T7">}}</text:span></text:p>
      <text:p text:style-name="P13"><text:span text:style-name="T8"><text:s text:c="12"/></text:span><text:span text:style-name="T14">else</text:span><text:span text:style-name="T8"> </text:span><text:span text:style-name="T14">if</text:span><text:span text:style-name="T8"> (obj.CompareTo(v) == 1) <text:s text:c="11"/>{</text:span></text:p>
      <text:p text:style-name="P13"><text:span text:style-name="T8"><text:s text:c="16"/></text:span><text:span text:style-name="T14">if</text:span><text:span text:style-name="T8"> (obj.Left != </text:span><text:span text:style-name="T14">null</text:span><text:span text:style-name="T8">)</text:span></text:p>
      <text:p text:style-name="P10"><text:s text:c="20"/>DelC(obj.Left, v);</text:p>
      <text:p text:style-name="P13"><text:span text:style-name="T8"><text:s text:c="16"/></text:span><text:span text:style-name="T14">else</text:span><text:span text:style-name="T8"> <text:s text:c="15"/>{</text:span></text:p>
      <text:p text:style-name="P13"><text:span text:style-name="T8"><text:s text:c="20"/>OutS = </text:span><text:span text:style-name="T18">"not found"</text:span><text:span text:style-name="T8">; } <text:s text:c="2"/>}</text:span></text:p>
      <text:p text:style-name="P13"><text:span text:style-name="T8"><text:s text:c="12"/></text:span><text:span text:style-name="T14">else</text:span><text:span text:style-name="T8"> </text:span><text:span text:style-name="T14">if</text:span><text:span text:style-name="T8"> (obj.CompareTo(v) == -1 || obj.CompareTo(v) == 0) <text:s text:c="11"/>{</text:span></text:p>
      <text:p text:style-name="P13"><text:span text:style-name="T8"><text:s text:c="16"/></text:span><text:span text:style-name="T14">if</text:span><text:span text:style-name="T8"> (obj.Rigth != </text:span><text:span text:style-name="T14">null</text:span><text:span text:style-name="T8">)</text:span></text:p>
      <text:p text:style-name="P13"><text:span text:style-name="T8"><text:s text:c="20"/>DelC(obj.Rigth, v); <text:s text:c="15"/></text:span><text:span text:style-name="T14">else</text:span><text:span text:style-name="T8"> <text:s text:c="15"/>{</text:span></text:p>
      <text:p text:style-name="P13"><text:span text:style-name="T8"><text:s text:c="20"/>OutS = </text:span><text:span text:style-name="T18">"not found"</text:span><text:span text:style-name="T8">;</text:span><text:span text:style-name="T7">}}}</text:span></text:p>
      <text:p text:style-name="P13"><text:soft-page-break/><text:span text:style-name="T8"><text:s text:c="8"/></text:span><text:span text:style-name="T27">//Аналитические функции: </text:span></text:p>
      <text:p text:style-name="P13"><text:span text:style-name="T8"><text:s text:c="8"/></text:span><text:span text:style-name="T27">//--&gt;Определение кем элемент является для родителя </text:span></text:p>
      <text:p text:style-name="P13"><text:span text:style-name="T8"><text:s text:c="8"/></text:span><text:span text:style-name="T14">private</text:span><text:span text:style-name="T8"> </text:span><text:span text:style-name="T14">int</text:span><text:span text:style-name="T8"> PerevParnt(Node&lt;T&gt; obj) <text:s text:c="7"/>{</text:span></text:p>
      <text:p text:style-name="P13"><text:span text:style-name="T8"><text:s text:c="12"/></text:span><text:span text:style-name="T14">if</text:span><text:span text:style-name="T8"> (obj.parent.Left == obj) <text:s text:c="11"/>{</text:span></text:p>
      <text:p text:style-name="P13"><text:span text:style-name="T8"><text:s text:c="16"/></text:span><text:span text:style-name="T14">return</text:span><text:span text:style-name="T8"> 2; <text:s text:c="11"/>}</text:span></text:p>
      <text:p text:style-name="P13"><text:span text:style-name="T8"><text:s text:c="12"/></text:span><text:span text:style-name="T14">else</text:span><text:span text:style-name="T8"> </text:span><text:span text:style-name="T14">if</text:span><text:span text:style-name="T8"> (obj.parent.Rigth == obj) <text:s text:c="11"/>{</text:span></text:p>
      <text:p text:style-name="P13"><text:span text:style-name="T8"><text:s text:c="16"/></text:span><text:span text:style-name="T14">return</text:span><text:span text:style-name="T8"> 1; <text:s text:c="11"/>}</text:span></text:p>
      <text:p text:style-name="P13"><text:span text:style-name="T8"><text:s text:c="12"/></text:span><text:span text:style-name="T14">return</text:span><text:span text:style-name="T8"> -1; <text:s text:c="7"/>}</text:span></text:p>
      <text:p text:style-name="P13"><text:span text:style-name="T8"><text:s text:c="8"/></text:span><text:span text:style-name="T14">private</text:span><text:span text:style-name="T8"> T FindMin(Node&lt;T&gt; obj) <text:s text:c="7"/>{</text:span></text:p>
      <text:p text:style-name="P10"><text:s text:c="12"/>T i = obj.Value;</text:p>
      <text:p text:style-name="P13"><text:span text:style-name="T8"><text:s text:c="12"/></text:span><text:span text:style-name="T14">if</text:span><text:span text:style-name="T8"> (obj.Left != </text:span><text:span text:style-name="T14">null</text:span><text:span text:style-name="T8">) <text:s text:c="11"/>{</text:span></text:p>
      <text:p text:style-name="P10"><text:s text:c="16"/>i = FindMin(obj.Left); <text:s text:c="11"/>}</text:p>
      <text:p text:style-name="P13"><text:span text:style-name="T8"><text:s text:c="12"/></text:span><text:span text:style-name="T14">return</text:span><text:span text:style-name="T8"> i; <text:s text:c="7"/>}</text:span></text:p>
      <text:p text:style-name="P13"><text:span text:style-name="T8"><text:s text:c="8"/></text:span><text:span text:style-name="T14">public</text:span><text:span text:style-name="T8"> </text:span><text:span text:style-name="T14">void</text:span><text:span text:style-name="T8"> FindLvlDeep(Node&lt;T&gt; obj, </text:span><text:span text:style-name="T14">ref</text:span><text:span text:style-name="T8"> </text:span><text:span text:style-name="T14">int</text:span><text:span text:style-name="T8"> max_lvl) <text:s text:c="7"/>{</text:span></text:p>
      <text:p text:style-name="P13"><text:span text:style-name="T8"><text:s text:c="12"/></text:span><text:span text:style-name="T14">if</text:span><text:span text:style-name="T8"> (root == </text:span><text:span text:style-name="T14">null</text:span><text:span text:style-name="T8">) <text:s text:c="11"/>{</text:span></text:p>
      <text:p text:style-name="P13"><text:span text:style-name="T8"><text:s text:c="16"/>Console.WriteLine(</text:span><text:span text:style-name="T18">"Tree null"</text:span><text:span text:style-name="T8">); <text:s text:c="11"/>}</text:span></text:p>
      <text:p text:style-name="P13"><text:span text:style-name="T8"><text:s text:c="12"/></text:span><text:span text:style-name="T14">else</text:span><text:span text:style-name="T8"> <text:s text:c="11"/>{</text:span></text:p>
      <text:p text:style-name="P13"><text:span text:style-name="T8"><text:s text:c="16"/></text:span><text:span text:style-name="T14">if</text:span><text:span text:style-name="T8"> (max_lvl &lt; obj.lvl) <text:s text:c="15"/>{</text:span></text:p>
      <text:p text:style-name="P10"><text:s text:c="20"/>max_lvl = obj.lvl; <text:s text:c="15"/>}</text:p>
      <text:p text:style-name="P13"><text:span text:style-name="T8"><text:s text:c="16"/></text:span><text:span text:style-name="T14">if</text:span><text:span text:style-name="T8"> (obj.Left != </text:span><text:span text:style-name="T14">null</text:span><text:span text:style-name="T8">) <text:s text:c="15"/>{</text:span></text:p>
      <text:p text:style-name="P13"><text:span text:style-name="T8"><text:s text:c="20"/>FindLvlDeep(obj.Left, </text:span><text:span text:style-name="T14">ref</text:span><text:span text:style-name="T8"> max_lvl); <text:s text:c="15"/>}</text:span></text:p>
      <text:p text:style-name="P13"><text:span text:style-name="T8"><text:s text:c="16"/></text:span><text:span text:style-name="T14">if</text:span><text:span text:style-name="T8"> (obj.Rigth != </text:span><text:span text:style-name="T14">null</text:span><text:span text:style-name="T8">) <text:s text:c="15"/>{</text:span></text:p>
      <text:p text:style-name="P13"><text:span text:style-name="T8"><text:s text:c="20"/>FindLvlDeep(obj.Rigth, </text:span><text:span text:style-name="T14">ref</text:span><text:span text:style-name="T8"> max_lvl); } }</text:span><text:span text:style-name="T7">}</text:span></text:p>
      <text:p text:style-name="P13"><text:span text:style-name="T8"><text:s text:c="8"/></text:span><text:span text:style-name="T27">//--&gt;Анализ типа случая(1 - есть правый, 2 - есть левый, нет правого, 3 - нет ни одного) </text:span></text:p>
      <text:p text:style-name="P13"><text:span text:style-name="T8"><text:s text:c="8"/></text:span><text:span text:style-name="T14">private</text:span><text:span text:style-name="T8"> </text:span><text:span text:style-name="T14">int</text:span><text:span text:style-name="T8"> AnalyticTypeForMinFindDel(Node&lt;T&gt; obj) <text:s text:c="7"/>{</text:span></text:p>
      <text:p text:style-name="P13"><text:span text:style-name="T8"><text:s text:c="12"/></text:span><text:span text:style-name="T14">if</text:span><text:span text:style-name="T8"> (obj.Rigth != </text:span><text:span text:style-name="T14">null</text:span><text:span text:style-name="T8">) <text:s text:c="11"/>{</text:span></text:p>
      <text:p text:style-name="P13"><text:span text:style-name="T8"><text:s text:c="16"/></text:span><text:span text:style-name="T14">return</text:span><text:span text:style-name="T8"> 1; <text:s text:c="11"/>}</text:span></text:p>
      <text:p text:style-name="P13"><text:span text:style-name="T8"><text:s text:c="12"/></text:span><text:span text:style-name="T14">else</text:span><text:span text:style-name="T8"> </text:span><text:span text:style-name="T14">if</text:span><text:span text:style-name="T8"> (obj.Left == </text:span><text:span text:style-name="T14">null</text:span><text:span text:style-name="T8">) <text:s text:c="11"/>{</text:span></text:p>
      <text:p text:style-name="P13"><text:span text:style-name="T8"><text:s text:c="16"/></text:span><text:span text:style-name="T14">return</text:span><text:span text:style-name="T8"> 0; <text:s text:c="11"/>}</text:span></text:p>
      <text:p text:style-name="P13"><text:span text:style-name="T8"><text:s text:c="12"/></text:span><text:span text:style-name="T14">return</text:span><text:span text:style-name="T8"> 2;}}</text:span></text:p>
      <text:p text:style-name="P6"/>
      <text:p text:style-name="P6"/>
      <text:p text:style-name="P6"/>
      <text:p text:style-name="P6"/>
      <text:p text:style-name="P6"/>
      <text:p text:style-name="P6"><text:soft-page-break/>Приложение 1.2</text:p>
      <text:p text:style-name="P5">Тест задания 1</text:p>
      <text:p text:style-name="P5"><draw:frame draw:style-name="fr1" draw:name="Графический объект1" text:anchor-type="paragraph" svg:x="0.695cm" svg:y="-0.106cm" svg:width="15.453cm" svg:height="11.271cm" draw:z-index="0"><draw:image xlink:href="Pictures/2000000700003C5D00002C0809F3B55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38</meta:editing-cycles>
    <meta:print-date>2019-09-23T21:17:18.47</meta:print-date>
    <meta:creation-date>2019-04-02T15:10:00</meta:creation-date>
    <dc:date>2019-11-10T20:42:01.10</dc:date>
    <meta:editing-duration>PT6H36M36S</meta:editing-duration>
    <meta:generator>OpenOffice/4.1.6$Win32 OpenOffice.org_project/416m1$Build-9790</meta:generator>
    <meta:document-statistic meta:table-count="0" meta:image-count="1" meta:object-count="0" meta:page-count="8" meta:paragraph-count="187" meta:word-count="932" meta:character-count="89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